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200%"/>
      <style:text-properties style:font-name="Times New Roman" fo:font-size="12pt" fo:font-weight="bold" officeooo:rsid="00198736" officeooo:paragraph-rsid="00198736" style:font-size-asian="12pt" style:font-weight-asian="bold" style:font-size-complex="12pt" style:font-weight-complex="bold"/>
    </style:style>
    <style:style style:name="P2" style:family="paragraph" style:parent-style-name="Standard">
      <style:paragraph-properties fo:line-height="200%"/>
      <style:text-properties style:font-name="Times New Roman" fo:font-size="12pt" officeooo:rsid="00198736" officeooo:paragraph-rsid="00198736" style:font-size-asian="12pt" style:font-size-complex="12pt"/>
    </style:style>
    <style:style style:name="P3" style:family="paragraph" style:parent-style-name="Standard">
      <style:paragraph-properties fo:line-height="200%"/>
      <style:text-properties style:font-name="Times New Roman" fo:font-size="12pt" fo:font-weight="bold" officeooo:rsid="00198736" officeooo:paragraph-rsid="00198736" style:font-size-asian="12pt" style:font-weight-asian="bold" style:font-size-complex="12pt" style:font-weight-complex="bold"/>
    </style:style>
    <style:style style:name="P4" style:family="paragraph" style:parent-style-name="Standard">
      <style:paragraph-properties fo:line-height="200%"/>
      <style:text-properties style:font-name="Times New Roman" fo:font-size="12pt" fo:font-weight="bold" officeooo:rsid="00198736" officeooo:paragraph-rsid="00198736" style:font-size-asian="12pt" style:font-weight-asian="bold" style:font-size-complex="12pt" style:font-weight-complex="bold"/>
    </style:style>
    <style:style style:name="P5" style:family="paragraph" style:parent-style-name="Standard">
      <style:paragraph-properties fo:line-height="200%"/>
      <style:text-properties style:font-name="Times New Roman" fo:font-size="12pt" officeooo:rsid="00198736" officeooo:paragraph-rsid="00198736" style:font-size-asian="12pt" style:font-size-complex="12pt"/>
    </style:style>
    <style:style style:name="P6" style:family="paragraph" style:parent-style-name="Standard">
      <style:paragraph-properties fo:line-height="200%"/>
      <style:text-properties fo:font-variant="normal" fo:text-transform="none" fo:color="#000000" style:text-line-through-style="none" style:font-name="Times New Roman" fo:font-size="12pt" fo:font-style="normal" style:text-underline-style="none" fo:font-weight="normal" officeooo:rsid="00198736" officeooo:paragraph-rsid="002030f5" style:text-blinking="false" fo:background-color="transparent" style:font-size-asian="12pt" style:font-weight-asian="normal" style:font-size-complex="12pt" style:font-weight-complex="normal"/>
    </style:style>
    <style:style style:name="P7" style:family="paragraph" style:parent-style-name="Text_20_body">
      <style:paragraph-properties fo:line-height="200%"/>
      <style:text-properties fo:font-variant="normal" fo:text-transform="none" fo:color="#000000" style:text-line-through-style="none" style:font-name="Times New Roman" fo:font-size="12pt" fo:font-style="normal" style:text-underline-style="none" fo:font-weight="normal" officeooo:paragraph-rsid="00198736" style:text-blinking="false" fo:background-color="transparent" style:font-size-asian="12pt" style:font-weight-asian="normal" style:font-size-complex="12pt" style:font-weight-complex="normal"/>
    </style:style>
    <style:style style:name="P8" style:family="paragraph" style:parent-style-name="Text_20_body">
      <style:paragraph-properties fo:line-height="200%"/>
      <style:text-properties style:font-name="Times New Roman" fo:font-size="12pt" officeooo:rsid="001e3809" officeooo:paragraph-rsid="001e3809" style:font-size-asian="12pt" style:font-size-complex="12pt"/>
    </style:style>
    <style:style style:name="T1" style:family="text">
      <style:text-properties fo:font-weight="bold" style:font-weight-asian="bold" style:font-weight-complex="bold"/>
    </style:style>
    <style:style style:name="T2" style:family="text">
      <style:text-properties fo:font-weight="normal" officeooo:rsid="001e3809" style:font-weight-asian="normal" style:font-weight-complex="normal"/>
    </style:style>
    <style:style style:name="T3"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4" style:family="text">
      <style:text-properties fo:font-variant="normal" fo:text-transform="none" fo:color="#000000" style:text-line-through-style="none" fo:font-style="normal" style:text-underline-style="none" fo:font-weight="normal" officeooo:rsid="001b64a0" style:text-blinking="false" fo:background-color="transparent" style:font-weight-asian="normal" style:font-weight-complex="normal"/>
    </style:style>
    <style:style style:name="T5" style:family="text">
      <style:text-properties fo:font-variant="normal" fo:text-transform="none" fo:color="#000000" style:text-line-through-style="none" fo:font-style="normal" style:text-underline-style="none" fo:font-weight="normal" officeooo:rsid="001e3809" style:text-blinking="false" fo:background-color="transparent" style:font-weight-asian="normal" style:font-weight-complex="normal"/>
    </style:style>
    <style:style style:name="T6" style:family="text">
      <style:text-properties fo:font-variant="normal" fo:text-transform="none" fo:color="#000000" style:text-line-through-style="none" fo:font-style="normal" style:text-underline-style="none" style:text-blinking="false" fo:background-color="transparent"/>
    </style:style>
    <style:style style:name="T7" style:family="text">
      <style:text-properties officeooo:rsid="001c497d"/>
    </style:style>
    <style:style style:name="T8" style:family="text">
      <style:text-properties officeooo:rsid="001e3809"/>
    </style:style>
    <style:style style:name="T9" style:family="text">
      <style:text-properties officeooo:rsid="001bbd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ring #<text:span text:style-name="T7">2</text:span> Report</text:p>
      <text:p text:style-name="P2">College Length Estimator</text:p>
      <text:p text:style-name="P2">Alpha Knights</text:p>
      <text:p text:style-name="P2"><text:span text:style-name="T7">3</text:span>/<text:span text:style-name="T7">01</text:span>/17</text:p>
      <text:p text:style-name="P2"/>
      <text:p text:style-name="P2"><text:span text:style-name="T1">Actions to stop doing:</text:span> <text:span text:style-name="T8">Sprint two went very well, it was the hardest sprint from a technical standpoint for several reasons, but we still did quite well. There was a minor issue when two members of our group did the same work accidentally, so that was an inefficient waste of time. We should work to make sure that that does not happen again, but other than that minor issue we have done well.</text:span></text:p>
      <text:p text:style-name="P2"><text:span text:style-name="T8"/></text:p>
      <text:p text:style-name="P2"><text:span text:style-name="T1">Actions to start doing:</text:span> <text:span text:style-name="T7">Because we know have our app online with Heroku we can start using that to develop our code in a much more cooperative fashion. We are now in the final sprint, so it is time to start adding the final polish and finishing touches to our program. There is no more major functionality to add, but there are some features we would like to be able to get to. We also need to begin preparing for our final presentation.</text:span></text:p>
      <text:p text:style-name="P2"/>
      <text:p text:style-name="P3">Actions to keep doing: <text:span text:style-name="T2">Maintain our level of communication and continue to work with each other and help one another. Our group has been very good about assisting other members and stepping up when needed. We also have had a very high rate of completion in regards to our user stories, and we want to maintain that success moving into sprint 3.</text:span></text:p>
      <text:p text:style-name="P3">Work completed:</text:p>
      <text:p text:style-name="P6">“User Story 1: <text:span text:style-name="T9">As a developer I want to be able to present the user with a schedule that takes into </text:span><text:soft-page-break/><text:span text:style-name="T9">account classes requiring prerequisites.”</text:span></text:p>
      <text:p text:style-name="P6"><text:span text:style-name="T9">“User Story 2: <text:s/>As a developer I want to be able to present the user with a schedule that takes into account classes requiring concurrents.”</text:span></text:p>
      <text:p text:style-name="P1">Work not completed:</text:p>
      <text:p text:style-name="P8"><text:span text:style-name="T3">All proposed work was completed.</text:span></text:p>
      <text:p text:style-name="P1"><text:span text:style-name="T6">Work completion rate: </text:span><text:span text:style-name="T3">We completed </text:span><text:span text:style-name="T5">2</text:span><text:span text:style-name="T3"> user stories, in an estimated number of </text:span><text:span text:style-name="T5">25</text:span><text:span text:style-name="T3"> hours. There were </text:span><text:span text:style-name="T5">14</text:span><text:span text:style-name="T3"> days in this sprint, </text:span><text:span text:style-name="T4">this figures into a .</text:span><text:span text:style-name="T5">14</text:span><text:span text:style-name="T4"> user stories a day with an average time of 1.</text:span><text:span text:style-name="T5">7</text:span><text:span text:style-name="T4"> hours a day. </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6:47:58.608000000</meta:creation-date>
    <dc:date>2017-03-03T23:54:25.241000000</dc:date>
    <meta:editing-duration>PT9M43S</meta:editing-duration>
    <meta:editing-cycles>5</meta:editing-cycles>
    <meta:generator>LibreOffice/4.1.1.2$Windows_x86 LibreOffice_project/7e4286b58adc75a14f6d83f53a03b6c11fa2903</meta:generator>
    <meta:document-statistic meta:table-count="0" meta:image-count="0" meta:object-count="0" meta:page-count="2" meta:paragraph-count="13" meta:word-count="327" meta:character-count="1787" meta:non-whitespace-character-count="1471"/>
  </office:meta>
</office:document-meta>
</file>